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 office:value-type="string">
            <text:p>&amp; Nyanko after
line 18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, thank you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—, welcome back〜!</text:p>
          </table:table-cell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for a progress check—!!</text:p>
          </table:table-cell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's the progress looking?</text:p>
          </table:table-cell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, sorry〜!</text:p>
          </table:table-cell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 office:value-type="string">
            <text:p>I've been going all out on this project,
but the end still isn't in sight〜...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h, I see.</text:p>
          </table:table-cell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you referred to research into both
the “power to control Seraphia“ as well as
the ”power to amplify Seraphia”.</text:p>
          </table:table-cell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 office:value-type="string">
            <text:p>And there's no progress on either?</text:p>
          </table:table-cell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eell〜, it's not like I haven't gotten
anywhere at all...</text:p>
          </table:table-cell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 office:value-type="string">
            <text:p>I'm just not at the stage where my theories
are stable enough for application〜.</text:p>
          </table:table-cell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 office:value-type="string">
            <text:p>You just can't effectively control a power
without a firm grasp of the underlying
mechanisms of that power!</text:p>
          </table:table-cell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 office:value-type="string">
            <text:p>I don't want to risk making any slip-ups
because I've rushed onto the next step
with a half-baked understanding of it all.</text:p>
          </table:table-cell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 office:value-type="string">
            <text:p>You always need a solid foundation to
work from, after all!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!! Very scientist-like!!</text:p>
          </table:table-cell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cooool!!</text:p>
          </table:table-cell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uuuh? I haven't done anything particularly
praise-worthy, have I〜?</text:p>
          </table:table-cell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ile your scientific rigor is commendable,
the fact is that this world is currently faced
with great danger.</text:p>
          </table:table-cell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 office:value-type="string">
            <text:p>I'd like for you to continue on with your
research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never beat around the bush, do you,
Saotome-kun〜!</text:p>
          </table:table-cell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 office:value-type="string">
            <text:p>Got it, got it! Auntie Pauleisen will be
pulling out all the stops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Pardon my intrusion.”</text:p>
          </table:table-cell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〜, welcome to you too, Sir Knight
Commander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How, may I ask, is the research progressing,
Chief Pauleisen?”</text:p>
          </table:table-cell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 office:value-type="string">
            <text:p>Weeell〜, as I was just saying to these kids...</text:p>
          </table:table-cell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 office:value-type="string">
            <text:p>I just don't have any results to show you,
yet〜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Hm, 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it is a power of almost entirely
unknown qua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 that it would take so
long to stud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I have come to speak with the
Heavenly Maiden group.”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 office:value-type="string">
            <text:p>Us? 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just reported to St. Yuria's
Church regarding the 2nd Carat who
appeared at the cast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priest has been able to gather
some new information.”</text:p>
          </table:table-cell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good news, or bad new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certainly not bad new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priest discovered a passage of text
within the ancient literature which would
appear to be of great interest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explains that, when the previous
Heavenly Maiden defeated the Duchess of
Hellfire, she had a powerful ally of her own.”</text:p>
          </table:table-cell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... ally?</text:p>
          </table:table-cell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that there were several
Heavenly Maidens like we have n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ctuality, I have not heard the details
for myself, eit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from what I have heard, this
ally was not what you would call a 'Person'.”</text:p>
          </table:table-cell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re not human?! Then what are they?
Tell me, I wanna know!!</text:p>
          </table:table-cell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fascinating story ind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would ask you to accompany me to
the church, and hear the particulars of this
tale from the priest alongside me.”</text:p>
          </table:table-cell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, we'll go right away.</text:p>
          </table:table-cell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 office:value-type="string">
            <text:p>With the appearance of this Diva of Splendor
character, we'll need to take advantage of
any factors that might bolster our battle
prowess even sligh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be waiting at the church for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eet me at the library underneath the
church once you've made your preparations.”</text:p>
          </table:table-cell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—!</text:p>
          </table:table-cell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it, everyone. We're headed to
St. Yuria's, next.</text:p>
          </table:table-cell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tcha〜! I'll be giving it my all over here
in the meantime〜!</text:p>
          </table:table-cell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ctually deeply immersed in my
research, right now〜...</text:p>
          </table:table-cell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 office:value-type="string">
            <text:p>What, you couldn't tell? Wahaha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